
<file path=META-INF/manifest.xml><?xml version="1.0" encoding="utf-8"?>
<manifest:manifest xmlns:draw="urn:oasis:names:tc:opendocument:xmlns:drawing:1.0" xmlns:text="urn:oasis:names:tc:opendocument:xmlns:text:1.0" xmlns:table="urn:oasis:names:tc:opendocument:xmlns:table:1.0" xmlns:office="urn:oasis:names:tc:opendocument:xmlns:office:1.0" xmlns:chart="urn:oasis:names:tc:opendocument:xmlns:chart:1.0" xmlns:manifest="urn:oasis:names:tc:opendocument:xmlns:manifest:1.0" xmlns:meta="urn:oasis:names:tc:opendocument:xmlns:meta:1.0" xmlns:presentation="urn:oasis:names:tc:opendocument:xmlns:presentation:1.0" xmlns:style="urn:oasis:names:tc:opendocument:xmlns:sty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anifest="urn:oasis:names:tc:opendocument:xmlns:manifest:1.0" xmlns:table="urn:oasis:names:tc:opendocument:xmlns:table:1.0" xmlns:text="urn:oasis:names:tc:opendocument:xmlns:text:1.0" xmlns:meta="urn:oasis:names:tc:opendocument:xmlns:meta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Сотрудник</text:p>
          </table:table-cell>
          <table:table-cell office:value-type="string">
            <text:p>Количество выданных книг</text:p>
          </table:table-cell>
          <table:table-cell office:value-type="string">
            <text:p>Количество зарегистрированных читателей</text:p>
          </table:table-cell>
          <table:table-cell office:value-type="string">
            <text:p>Зарегистрированные читатели</text:p>
          </table:table-cell>
        </table:table-row>
        <table:table-row>
          <table:table-cell office:value-type="string">
            <text:p>Монастырецкий Александр Николаеви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Иванов Иван Иванович (г. Москва, читательский билет № 7),Читатель Читатель (г. Владикавказ, читательский билет № 15)</text:p>
          </table:table-cell>
        </table:table-row>
        <table:table-row>
          <table:table-cell office:value-type="string">
            <text:p>Петров Петр Петрович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Федоров Фёдор Фёдорович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Александров Александр Николаевич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manifest="urn:oasis:names:tc:opendocument:xmlns:manifest:1.0" xmlns:table="urn:oasis:names:tc:opendocument:xmlns:table:1.0" xmlns:text="urn:oasis:names:tc:opendocument:xmlns:text:1.0" xmlns:meta="urn:oasis:names:tc:opendocument:xmlns:meta:1.0" xmlns:office="urn:oasis:names:tc:opendocument:xmlns:office:1.0" office:version="1.2">
  <office:styles/>
  <office:automatic-styles/>
</office:document-styles>
</file>

<file path=meta.xml><?xml version="1.0" encoding="utf-8"?>
<office:document-meta xmlns:draw="urn:oasis:names:tc:opendocument:xmlns:drawing:1.0" xmlns:text="urn:oasis:names:tc:opendocument:xmlns:text:1.0" xmlns:table="urn:oasis:names:tc:opendocument:xmlns:table:1.0" xmlns:office="urn:oasis:names:tc:opendocument:xmlns:office:1.0" xmlns:chart="urn:oasis:names:tc:opendocument:xmlns:chart:1.0" xmlns:manifest="urn:oasis:names:tc:opendocument:xmlns:manifest:1.0" xmlns:meta="urn:oasis:names:tc:opendocument:xmlns:meta:1.0" xmlns:presentation="urn:oasis:names:tc:opendocument:xmlns:presentation:1.0" xmlns:style="urn:oasis:names:tc:opendocument:xmlns:style:1.0" office:version="1.2">
  <office:meta>
    <meta:generator>ODFPY/1.3.4</meta:generator>
  </office:meta>
</office:document-meta>
</file>